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margin-bottom="0.118in" style:line-height-at-least="0.1965in"/>
      <style:text-properties fo:font-weight="bold" style:font-weight-asian="bold" style:font-weight-complex="bold"/>
    </style:style>
    <style:style style:name="TableColumn4" style:family="table-column">
      <style:table-column-properties style:column-width="1.2798in" style:use-optimal-column-width="false"/>
    </style:style>
    <style:style style:name="TableColumn5" style:family="table-column">
      <style:table-column-properties style:column-width="1.8861in" style:use-optimal-column-width="false"/>
    </style:style>
    <style:style style:name="TableColumn6" style:family="table-column">
      <style:table-column-properties style:column-width="1.552in" style:use-optimal-column-width="false"/>
    </style:style>
    <style:style style:name="TableColumn7" style:family="table-column">
      <style:table-column-properties style:column-width="1.2277in" style:use-optimal-column-width="false"/>
    </style:style>
    <style:style style:name="Table3" style:family="table">
      <style:table-properties style:width="5.9458in" fo:margin-left="-0.0048in" table:align="left"/>
    </style:style>
    <style:style style:name="TableRow8" style:family="table-row">
      <style:table-row-properties style:row-height="0.1972in" style:use-optimal-row-height="false"/>
    </style:style>
    <style:style style:name="TableCell9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0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P11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TableCell12" style:family="table-cell">
      <style:table-cell-properties fo:border-top="0.0069in solid #000000" fo:border-left="0.0069in solid #000000" fo:border-bottom="0.0069in solid #000000" fo:border-right="none" style:vertical-align="middle" fo:padding-top="0in" fo:padding-left="0.075in" fo:padding-bottom="0in" fo:padding-right="0.075in"/>
    </style:style>
    <style:style style:name="P13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TableCell14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5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P16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TableRow19" style:family="table-row">
      <style:table-row-properties style:row-height="0.1972in" style:use-optimal-row-height="false"/>
    </style:style>
    <style:style style:name="TableCell2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P22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TableRow25" style:family="table-row">
      <style:table-row-properties style:row-height="0.1972in" style:use-optimal-row-height="false"/>
    </style:style>
    <style:style style:name="TableCell26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TableCell28" style:family="table-cell">
      <style:table-cell-properties fo:border="0.0069in solid #000000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TableRow30" style:family="table-row">
      <style:table-row-properties style:row-height="0.1972in"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/>
    </style:style>
    <style:style style:name="P35" style:parent-style-name="Standard" style:family="paragraph">
      <style:paragraph-properties style:text-autospace="none"/>
    </style:style>
    <style:style style:name="P36" style:parent-style-name="Standard" style:family="paragraph">
      <style:paragraph-properties style:text-autospace="none" fo:text-align="justify" fo:margin-bottom="0.118in" fo:line-height="150%"/>
    </style:style>
    <style:style style:name="T37" style:parent-style-name="Fonteparág.padrão" style:family="text">
      <style:text-properties style:font-name-asian="Times New Roman" style:font-name-complex="Arial" fo:color="#000000"/>
    </style:style>
    <style:style style:name="T38" style:parent-style-name="Fonteparág.padrão" style:family="text">
      <style:text-properties style:font-name-asian="Times New Roman" style:font-name-complex="Arial"/>
    </style:style>
    <style:style style:name="P39" style:parent-style-name="Standard" style:family="paragraph">
      <style:paragraph-properties style:text-autospace="none" fo:text-align="justify" fo:margin-bottom="0.118in" fo:line-height="150%"/>
      <style:text-properties style:font-name-asian="Times New Roman" style:font-name-complex="Arial"/>
    </style:style>
    <style:style style:name="P40" style:parent-style-name="Standard" style:family="paragraph">
      <style:paragraph-properties style:text-autospace="none" fo:text-align="justify" fo:margin-bottom="0.118in" fo:line-height="150%"/>
      <style:text-properties style:font-name-asian="Times New Roman" style:font-name-complex="Arial" fo:font-size="11pt" style:font-size-asian="11pt" style:font-size-complex="11pt"/>
    </style:style>
    <style:style style:name="P41" style:parent-style-name="Standard" style:family="paragraph">
      <style:paragraph-properties style:text-autospace="none" fo:text-align="center" fo:margin-bottom="0.118in" fo:line-height="150%"/>
      <style:text-properties style:font-name-asian="Times New Roman" style:font-name-complex="Arial" fo:font-weight="bold" style:font-weight-asian="bold" fo:font-size="11pt" style:font-size-asian="11pt" style:font-size-complex="11pt"/>
    </style:style>
    <style:style style:name="TableColumn43" style:family="table-column">
      <style:table-column-properties style:column-width="2.8326in" style:use-optimal-column-width="false"/>
    </style:style>
    <style:style style:name="TableColumn44" style:family="table-column">
      <style:table-column-properties style:column-width="2.959in" style:use-optimal-column-width="false"/>
    </style:style>
    <style:style style:name="Table42" style:family="table">
      <style:table-properties style:width="5.7916in" fo:margin-left="-0.0013in" table:align="left"/>
    </style:style>
    <style:style style:name="TableRow45" style:family="table-row">
      <style:table-row-properties style:min-row-height="0.2437in" style:use-optimal-row-height="false"/>
    </style:style>
    <style:style style:name="TableCell46" style:family="table-cell">
      <style:table-cell-properties fo:border-top="0.0034in solid #000000" fo:border-left="0.0034in solid #000000" fo:border-bottom="0.0034in solid #000000" fo:border-right="none" style:vertical-align="middle" fo:padding-top="0.075in" fo:padding-left="0.075in" fo:padding-bottom="0.075in" fo:padding-right="0.075in"/>
    </style:style>
    <style:style style:name="P47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TableCell48" style:family="table-cell">
      <style:table-cell-properties fo:border="0.0034in solid #000000" style:vertical-align="middle" fo:padding-top="0.075in" fo:padding-left="0.075in" fo:padding-bottom="0.075in" fo:padding-right="0.075in"/>
    </style:style>
    <style:style style:name="P49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TableRow50" style:family="table-row">
      <style:table-row-properties style:min-row-height="0.1875in"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vertical-align="middle" fo:padding-top="0.075in" fo:padding-left="0.075in" fo:padding-bottom="0.075in" fo:padding-right="0.075in"/>
    </style:style>
    <style:style style:name="P52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TableCell53" style:family="table-cell">
      <style:table-cell-properties fo:border-top="none" fo:border-left="0.0034in solid #000000" fo:border-bottom="0.0034in solid #000000" fo:border-right="0.0034in solid #000000" style:vertical-align="middle" fo:padding-top="0.075in" fo:padding-left="0.075in" fo:padding-bottom="0.075in" fo:padding-right="0.075in"/>
    </style:style>
    <style:style style:name="P54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TableRow55" style:family="table-row">
      <style:table-row-properties style:min-row-height="0.3152in" style:use-optimal-row-height="false"/>
    </style:style>
    <style:style style:name="TableCell56" style:family="table-cell">
      <style:table-cell-properties fo:border="none" style:vertical-align="middle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P58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P59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/>
    </style:style>
    <style:style style:name="P60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61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62" style:parent-style-name="Standard" style:family="paragraph">
      <style:paragraph-properties style:snap-to-layout-grid="false" fo:text-align="center"/>
    </style:style>
    <style:style style:name="T63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64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TableCell65" style:family="table-cell">
      <style:table-cell-properties fo:border="none" style:vertical-align="middle" fo:padding-top="0in" fo:padding-left="0.075in" fo:padding-bottom="0in" fo:padding-right="0.075in"/>
    </style:style>
    <style:style style:name="P66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67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68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69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70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71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72" style:parent-style-name="Standard" style:family="paragraph">
      <style:paragraph-properties fo:text-align="center" fo:margin-bottom="0.118in" style:line-height-at-least="0.1965in"/>
      <style:text-properties style:font-name-asian="Times New Roman" style:font-name-complex="Arial" fo:font-weight="bold" style:font-weight-asian="bold" style:font-weight-complex="bold" fo:font-size="11pt" style:font-size-asian="11pt" style:font-size-complex="11pt"/>
    </style:style>
  </office:automatic-styles>
  <office:body>
    <office:text text:use-soft-page-breaks="true">
      <text:p text:style-name="P1">TERMO DE RECEBIMENTO PROVISÓRIO</text:p>
      <text:p text:style-name="P2">Identificação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Contrato:</text:p>
            <text:p text:style-name="P11"/>
          </table:table-cell>
          <table:table-cell table:style-name="TableCell12">
            <text:p text:style-name="P13"/>
          </table:table-cell>
          <table:table-cell table:style-name="TableCell14">
            <text:p text:style-name="P15">N° da OS / OFB:</text:p>
            <text:p text:style-name="P16"/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Objeto:</text:p>
            <text:p text:style-name="P22"/>
          </table:table-cell>
          <table:table-cell table:style-name="TableCell23" table:number-columns-spanned="3">
            <text:p text:style-name="P24"/>
          </table:table-cell>
          <table:covered-table-cell/>
          <table:covered-table-cell/>
        </table:table-row>
        <table:table-row table:style-name="TableRow25">
          <table:table-cell table:style-name="TableCell26">
            <text:p text:style-name="P27">Contratante:</text:p>
          </table:table-cell>
          <table:table-cell table:style-name="TableCell28" table:number-columns-spanned="3">
            <text:p text:style-name="P29"/>
          </table:table-cell>
          <table:covered-table-cell/>
          <table:covered-table-cell/>
        </table:table-row>
        <table:table-row table:style-name="TableRow30">
          <table:table-cell table:style-name="TableCell31">
            <text:p text:style-name="P32">Contratada:</text:p>
          </table:table-cell>
          <table:table-cell table:style-name="TableCell33" table:number-columns-spanned="3">
            <text:p text:style-name="P34"/>
          </table:table-cell>
          <table:covered-table-cell/>
          <table:covered-table-cell/>
        </table:table-row>
      </table:table>
      <text:p text:style-name="P35"/>
      <text:p text:style-name="P36"><text:span text:style-name="T37">Por este instrumento, atestamos, para fins de cumprimento do disposto no art. 34, inciso I, <text:s/>da Instrução Normativa nº x do Ministério do Planejamento, Orçamento e Gestão – MPOG, de xx/xx/xxxx, que os serviços e/ou ou bens,</text:span><text:span text:style-name="T38"><text:s/>integrantes da O.S./OFB acima identificada, ou conforme definido no Modelo de Execução do contrato supracitado, foram recebidos nesta data e serão objetos de avaliação quanto à adequação da Solução de Tecnologia da Informação e à <text:s/>conformidade de qualidade, de acordo com os Critérios de Aceitação previamente definidos no Modelo de Gestão do contrato pela Contratante.</text:span></text:p>
      <text:p text:style-name="P39">Ressaltamos que o recebimento definitivo destes serviços e/ou bens ocorrerá em até ___ dias, desde que não ocorram problemas técnicos ou divergências quanto às especificações constantes do Termo de Referência / Projeto Básico do Contrato acima identificado..</text:p>
      <text:p text:style-name="P40"/>
      <text:p text:style-name="P41">De Acordo</text:p>
      <table:table table:style-name="Table42">
        <table:table-columns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CONTRATANTE</text:p>
          </table:table-cell>
          <table:table-cell table:style-name="TableCell48">
            <text:p text:style-name="P49">CONTRATADA</text:p>
          </table:table-cell>
        </table:table-row>
        <table:table-row table:style-name="TableRow50">
          <table:table-cell table:style-name="TableCell51">
            <text:p text:style-name="P52">Fiscal Técnico do Contrato</text:p>
          </table:table-cell>
          <table:table-cell table:style-name="TableCell53">
            <text:p text:style-name="P54">Preposto</text:p>
          </table:table-cell>
        </table:table-row>
        <table:table-row table:style-name="TableRow55">
          <table:table-cell table:style-name="TableCell56">
            <text:p text:style-name="P57"/>
            <text:p text:style-name="P58"/>
            <text:p text:style-name="P59"/>
            <text:p text:style-name="P60">______________________</text:p>
            <text:p text:style-name="P61">&lt;Nome&gt;</text:p>
            <text:p text:style-name="P62"><text:span text:style-name="T63">Matrícula:<text:s/></text:span><text:span text:style-name="T64">&lt;Matr.&gt;</text:span></text:p>
          </table:table-cell>
          <table:table-cell table:style-name="TableCell65">
            <text:p text:style-name="P66"/>
            <text:p text:style-name="P67"/>
            <text:p text:style-name="P68"/>
            <text:p text:style-name="P69">______________________</text:p>
            <text:p text:style-name="P70">&lt;Nome&gt;</text:p>
            <text:p text:style-name="P71">&lt;Qualificação&gt;</text:p>
          </table:table-cell>
        </table:table-row>
      </table:table>
      <text:p text:style-name="Standard"/>
      <text:p text:style-name="Standard"/>
      <text:p text:style-name="Standard"/>
      <text:p text:style-name="P72">____________________________, <text:s text:c="3"/>________ de _____________________ de 20_____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fo:margin-bottom="0in" fo:line-height="100%"/>
      <style:text-properties style:font-name="Times New Roman" style:font-name-asian="SimSun" style:font-name-complex="Tahoma" style:letter-kerning="true" fo:font-size="12pt" style:font-size-asian="12pt" style:font-size-complex="12pt" style:language-asian="hi" style:country-asian="IN" style:language-complex="hi" style:country-complex="IN"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Tahoma" style:letter-kerning="true" fo:font-size="12pt" style:font-size-asian="12pt" style:font-size-complex="12pt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Pamela Santiago Hilario</meta:initial-creator>
    <dc:creator>Pamela Santiago Hilario</dc:creator>
    <meta:creation-date>2014-10-02T13:25:00Z</meta:creation-date>
    <dc:date>2014-10-02T13:25:00Z</dc:date>
    <meta:template xlink:href="Normal.dotm" xlink:type="simple"/>
    <meta:editing-cycles>2</meta:editing-cycles>
    <meta:editing-duration>PT0S</meta:editing-duration>
    <meta:document-statistic meta:page-count="1" meta:paragraph-count="2" meta:word-count="191" meta:character-count="1225" meta:row-count="8" meta:non-whitespace-character-count="1036"/>
  </office:meta>
</office:document-meta>
</file>